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font-size="12pt" style:font-size-asian="12pt" style:font-size-complex="12pt"/>
    </style:style>
    <style:style style:name="P3" style:family="paragraph" style:parent-style-name="Standard" style:list-style-name="">
      <style:paragraph-properties style:text-autospace="none"/>
      <style:text-properties fo:color="#000000" fo:font-size="12pt" style:font-size-asian="12pt" style:font-size-complex="12pt"/>
    </style:style>
    <style:style style:name="P4" style:family="paragraph" style:parent-style-name="Standard" style:list-style-name="">
      <style:paragraph-properties style:text-autospace="none"/>
      <style:text-properties style:use-window-font-color="true" fo:font-size="12pt" style:font-size-asian="12pt" style:font-size-complex="12pt"/>
    </style:style>
    <style:style style:name="P5" style:family="paragraph" style:parent-style-name="Text_20_body" style:list-style-name="L2"/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>
      <style:paragraph-properties fo:text-align="end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fo:font-weight="bold" style:font-size-asian="12pt" style:font-size-complex="12pt"/>
    </style:style>
    <style:style style:name="P9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 style:list-style-name="L2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style:use-window-font-color="true" fo:font-size="12pt" style:font-size-asian="12pt" style:font-size-complex="12pt"/>
    </style:style>
    <style:style style:name="P12" style:family="paragraph" style:parent-style-name="Text_20_body" style:master-page-name="Standard">
      <style:paragraph-properties fo:text-align="center" style:justify-single-word="false" style:page-number="auto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" style:family="text">
      <style:text-properties fo:font-variant="normal" fo:text-transform="none" style:font-name="Symbol"/>
    </style:style>
    <style:style style:name="T2" style:family="text">
      <style:text-properties style:font-name="Symbol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 fo:font-size="10pt" fo:language="none" fo:country="none" style:font-size-asian="10pt" style:font-size-complex="10pt"/>
    </style:style>
    <style:style style:name="T9" style:family="text">
      <style:text-properties style:use-window-font-color="true" fo:language="none" fo:country="none"/>
    </style:style>
    <style:style style:name="T10" style:family="text">
      <style:text-properties style:use-window-font-color="true" fo:font-size="12pt" fo:language="none" fo:country="none" style:font-size-asian="12pt" style:font-size-complex="12pt"/>
    </style:style>
    <style:style style:name="T11" style:family="text">
      <style:text-properties fo:color="#008000" fo:font-size="10pt" fo:language="none" fo:country="none" style:font-size-asian="10pt" style:font-size-complex="10pt"/>
    </style:style>
    <style:style style:name="T12" style:family="text">
      <style:text-properties fo:color="#008000" fo:font-size="12pt" fo:language="none" fo:country="none" style:font-size-asian="12pt" style:font-size-complex="12pt"/>
    </style:style>
    <style:style style:name="T13" style:family="text">
      <style:text-properties fo:color="#008000" fo:language="none" fo:country="none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fo:font-size="12pt" fo:language="none" fo:country="none" style:font-size-asian="12pt" style:font-size-complex="12pt"/>
    </style:style>
    <style:style style:name="T18" style:family="text">
      <style:text-properties fo:color="#000000" fo:font-size="10pt" fo:language="none" fo:country="none" style:font-size-asian="10pt" style:font-size-complex="10pt"/>
    </style:style>
    <style:style style:name="T19" style:family="text">
      <style:text-properties fo:color="#000000" fo:language="none" fo:country="none"/>
    </style:style>
    <style:style style:name="T20" style:family="text">
      <style:text-properties fo:color="#000000" fo:language="none" fo:country="none" fo:font-weight="bold" style:font-weight-asian="bold" style:font-weight-complex="bold"/>
    </style:style>
    <style:style style:name="T21" style:family="text">
      <style:text-properties fo:language="none" fo:country="none"/>
    </style:style>
    <style:style style:name="T22" style:family="text">
      <style:text-properties fo:language="none" fo:country="none" fo:font-weight="bold" style:font-weight-asian="bold" style:font-weight-complex="bold"/>
    </style:style>
    <style:style style:name="T23" style:family="text">
      <style:text-properties fo:language="none" fo:country="none" fo:font-weight="normal" style:font-weight-asian="normal" style:font-weight-complex="normal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Arial1" fo:font-size="18pt" fo:font-style="italic" style:font-name-asian="Arial1" style:font-size-asian="18pt" style:font-style-asian="italic" style:font-name-complex="Arial1" style:font-size-complex="18pt" style:font-style-complex="italic"/>
    </style:style>
    <style:style style:name="T26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27" style:family="text">
      <style:text-properties style:font-name="Arial1" fo:font-style="normal" style:font-name-asian="Arial1" style:font-style-asian="normal" style:font-name-complex="Arial1" style:font-style-complex="normal"/>
    </style:style>
    <style:style style:name="T28" style:family="text">
      <style:text-properties style:font-name="Times New Roman" fo:font-style="normal" style:font-name-asian="Arial1" style:font-style-asian="normal" style:font-name-complex="Arial1" style:font-style-complex="normal"/>
    </style:style>
    <text:list-style style:name="L1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PORT</text:p>
      <text:p text:style-name="P7">CptS 223 Project #3 </text:p>
      <text:p text:style-name="P7">Xiyu Xie</text:p>
      <text:p text:style-name="P8"><text:span text:style-name="T4">A: Problem statement.</text:span> </text:p>
      <text:p text:style-name="P6"><text:span text:style-name="T5"><text:tab/></text:span><text:span text:style-name="T7">Implementing a board game, practice with STL data structures for balanced binary search trees.</text:span></text:p>
      <text:p text:style-name="P9"><text:span text:style-name="T3">B: Experimental setup</text:span>.</text:p>
      <text:p text:style-name="P9"><text:tab/><text:span text:style-name="T7">Windows, Microsoft Visual Studio 2008</text:span></text:p>
      <text:p text:style-name="P9"><text:span text:style-name="T3">C:Algorithm design</text:span></text:p>
      <text:p text:style-name="P9"><text:span text:style-name="T3">Class Board:</text:span></text:p>
      <text:list xml:id="list29672307" text:style-name="L2">
        <text:list-item>
          <text:p text:style-name="P5"><text:span text:style-name="T15">container:<text:tab/>Memory Complexity <text:s/>O(N)<text:tab/></text:span></text:p>
          <text:p text:style-name="P5"><text:span text:style-name="T14">map &lt;ID, player&gt; <text:s text:c="5"/>Players<text:tab/><text:tab/></text:span><text:span text:style-name="T16">O(N)</text:span><text:span text:style-name="T15"><text:tab/></text:span><text:span text:style-name="T14">// used by call functions</text:span></text:p>
          <text:p text:style-name="P5"><text:span text:style-name="T14">map&lt; “(X,Y)”, ID&gt; <text:s text:c="2"/>Locations<text:tab/></text:span><text:span text:style-name="T16">O(N)</text:span><text:span text:style-name="T14"><text:tab/>// make location checking easier</text:span></text:p>
        </text:list-item>
      </text:list>
      <text:p text:style-name="P6"><text:tab/><text:tab/><text:tab/><text:tab/><text:tab/><text:tab/><text:tab/>// for function insert and moveto <text:s/></text:p>
      <text:list xml:id="list30650429" text:continue-numbering="true" text:style-name="L2">
        <text:list-item>
          <text:p text:style-name="P10">function<text:tab/><text:tab/>Time Complexity</text:p>
        </text:list-item>
      </text:list>
      <text:p text:style-name="P6"><text:tab/><text:span text:style-name="T6">Insert (ID, X, Y)</text:span><text:tab/><text:span text:style-name="T20">O(logN)</text:span></text:p>
      <text:p text:style-name="P6"><text:span text:style-name="T9"><text:tab/></text:span><text:span text:style-name="T9"><text:tab/>C</text:span><text:span text:style-name="T19">heck is board full, out of board and others<text:tab/><text:tab/></text:span><text:span text:style-name="T9">O(1)<text:tab/><text:tab/></text:span></text:p>
      <text:p text:style-name="P6"><text:span text:style-name="T19"><text:tab/><text:tab/>Players.find (ID) <text:s text:c="2"/><text:tab/><text:tab/><text:tab/>O(logN)<text:tab/><text:tab/>// <text:s/>check ID conflict</text:span></text:p>
      <text:p text:style-name="P6"><text:span text:style-name="T19"><text:tab/><text:tab/>Locations.find(“ (X,Y) ”)<text:tab/><text:tab/>O(logN)<text:tab/><text:tab/>// <text:s/>check location conflict</text:span></text:p>
      <text:p text:style-name="P3"><text:span text:style-name="T21"><text:tab/><text:tab/>if (all satisfied)<text:tab/><text:tab/><text:tab/></text:span></text:p>
      <text:p text:style-name="P3"><text:span text:style-name="T21"><text:tab/><text:tab/><text:tab/>Players.insert(&lt;ID, player&gt;)<text:tab/><text:tab/>O(logN)<text:tab/></text:span></text:p>
      <text:p text:style-name="P3"><text:span text:style-name="T21"><text:tab/><text:tab/><text:tab/>Locations.insert(&lt;“(X,Y)” , ID&gt;)<text:tab/>O(logN)</text:span></text:p>
      <text:p text:style-name="P3"><text:span text:style-name="T21"><text:tab/><text:tab/><text:tab/>N++</text:span></text:p>
      <text:p text:style-name="P3"><text:span text:style-name="T21"><text:tab/><text:tab/><text:tab/>return true</text:span></text:p>
      <text:p text:style-name="P2"><text:span text:style-name="T19"><text:tab/><text:tab/>return false</text:span></text:p>
      <text:p text:style-name="P6"><text:tab/><text:span text:style-name="T6">Remove(ID)<text:tab/><text:tab/>O(logN)</text:span></text:p>
      <text:p text:style-name="P6"><text:tab/><text:tab/>iter=<text:span text:style-name="T19">Players.find (ID) <text:s/><text:tab/><text:tab/><text:tab/>O(logN)<text:tab/>// check exist</text:span></text:p>
      <text:p text:style-name="P6"><text:span text:style-name="T19"><text:tab/><text:tab/>if (iter!= Players.end )</text:span></text:p>
      <text:p text:style-name="P6"><text:span text:style-name="T19"><text:tab/><text:tab/><text:tab/>location&lt;- iter.player.location <text:tab/>O(1)<text:tab/><text:tab/>// get location</text:span></text:p>
      <text:p text:style-name="P6"><text:span text:style-name="T19"><text:tab/><text:tab/><text:tab/>Players.erase (iter)<text:tab/> <text:tab/><text:tab/>O(1)<text:tab/><text:tab/>// remove from Players </text:span></text:p>
      <text:p text:style-name="P6"><text:span text:style-name="T19"><text:tab/><text:tab/><text:tab/>Locations.erase(location)<text:tab/><text:tab/>O(logN)<text:tab/>// remove from Locations</text:span></text:p>
      <text:p text:style-name="P6"><text:span text:style-name="T19"><text:tab/><text:tab/><text:tab/>N--;</text:span></text:p>
      <text:p text:style-name="P6"><text:span text:style-name="T19"><text:tab/><text:tab/><text:tab/>return true</text:span></text:p>
      <text:p text:style-name="P6"><text:span text:style-name="T19"><text:tab/><text:tab/>return false</text:span></text:p>
      <text:p text:style-name="P11"><text:tab/><text:span text:style-name="T6">MoveTo (ID, X2, Y2)<text:tab/><text:tab/></text:span><text:span text:style-name="T22">O(logN)</text:span></text:p>
      <text:p text:style-name="P11"><text:tab/><text:tab/>within board check<text:tab/><text:tab/><text:tab/><text:tab/>O(1)</text:p>
      <text:p text:style-name="P11"><text:tab/><text:tab/>iter=<text:span text:style-name="T19">Players.find (ID) <text:s/><text:tab/><text:tab/><text:tab/>O(logN)<text:tab/>// check exist</text:span></text:p>
      <text:p text:style-name="P11"><text:soft-page-break/><text:span text:style-name="T19"><text:tab/><text:tab/>if (iter!= Players.end )</text:span></text:p>
      <text:p text:style-name="P11"><text:span text:style-name="T19"><text:tab/><text:tab/><text:tab/>location&lt;- iter.player.location <text:tab/>O(1)<text:tab/><text:tab/>// get location</text:span></text:p>
      <text:p text:style-name="P11"><text:span text:style-name="T19"><text:tab/><text:tab/><text:tab/>check is movement legal<text:tab/><text:tab/>O(1)<text:tab/></text:span></text:p>
      <text:p text:style-name="P11"><text:span text:style-name="T19"><text:tab/><text:tab/><text:tab/>if (all satisfied)<text:tab/></text:span></text:p>
      <text:p text:style-name="P11"><text:span text:style-name="T19"><text:tab/><text:tab/><text:tab/><text:tab/>iter2=Locations.find(“(X2,Y2)”)<text:tab/>O(logN)<text:tab/>// check if occuptied</text:span></text:p>
      <text:p text:style-name="P4"><text:span text:style-name="T21"><text:tab/><text:tab/><text:tab/><text:tab/>ID2=iter2.ID;</text:span></text:p>
      <text:p text:style-name="P4"><text:span text:style-name="T21"><text:tab/><text:tab/><text:tab/><text:tab/>Remove(ID2);<text:tab/><text:tab/><text:tab/><text:tab/>O(logN)</text:span></text:p>
      <text:p text:style-name="P4"><text:span text:style-name="T21"><text:tab/><text:tab/><text:tab/><text:tab/>Remove(ID)<text:tab/><text:tab/><text:tab/><text:tab/></text:span><text:span text:style-name="T23">O(logN)</text:span></text:p>
      <text:p text:style-name="P4"><text:span text:style-name="T21"><text:tab/><text:tab/><text:tab/><text:tab/>Insert(ID)<text:tab/><text:tab/><text:tab/><text:tab/>O(logN)</text:span></text:p>
      <text:p text:style-name="P4"><text:span text:style-name="T21"><text:tab/><text:tab/><text:tab/><text:tab/>return true</text:span></text:p>
      <text:p text:style-name="P4"><text:span text:style-name="T21"><text:tab/><text:tab/><text:tab/>return false</text:span></text:p>
      <text:p text:style-name="P2"><text:span text:style-name="T9"><text:tab/></text:span></text:p>
      <text:p text:style-name="P6"><text:tab/><text:span text:style-name="T6">PrintByID:<text:tab/><text:tab/>O(N)</text:span></text:p>
      <text:p text:style-name="P6"><text:tab/><text:tab/><text:tab/><text:span text:style-name="T28">in-order traversal of Play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xiyu </meta:initial-creator>
    <meta:creation-date>2011-10-27T09:47:46.54</meta:creation-date>
    <meta:printed-by>xiyu </meta:printed-by>
    <meta:print-date>2011-10-27T10:52:32.49</meta:print-date>
    <meta:document-statistic meta:table-count="0" meta:image-count="0" meta:object-count="0" meta:page-count="2" meta:paragraph-count="50" meta:word-count="211" meta:character-count="1608"/>
    <dc:date>2011-10-27T10:53:15.03</dc:date>
    <dc:creator>xiyu </dc:creator>
    <meta:editing-duration>PT6M13S</meta:editing-duration>
    <meta:editing-cycles>1</meta:editing-cycles>
    <meta:generator>OpenOffice.org/3.3$Win32 OpenOffice.org_project/330m20$Build-9567</meta:generator>
  </office:meta>
</office:document-meta>
</file>